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text-properties officeooo:rsid="0012443a" officeooo:paragraph-rsid="0012443a"/>
    </style:style>
    <style:style style:name="P2" style:family="paragraph" style:parent-style-name="Text_20_body">
      <style:paragraph-properties fo:margin-top="0in" fo:margin-bottom="0in" loext:contextual-spacing="false"/>
      <style:text-properties officeooo:rsid="00152dfc" officeooo:paragraph-rsid="00152dfc"/>
    </style:style>
    <style:style style:name="P3" style:family="paragraph" style:parent-style-name="Text_20_body">
      <style:paragraph-properties fo:margin-top="0in" fo:margin-bottom="0in" loext:contextual-spacing="false"/>
      <style:text-properties officeooo:rsid="00152dfc" officeooo:paragraph-rsid="0016ff30"/>
    </style:style>
    <style:style style:name="P4" style:family="paragraph" style:parent-style-name="Heading_20_3">
      <style:text-properties officeooo:paragraph-rsid="00130cf4"/>
    </style:style>
    <style:style style:name="P5" style:family="paragraph" style:parent-style-name="Heading_20_3">
      <style:text-properties officeooo:paragraph-rsid="0014e6af"/>
    </style:style>
    <style:style style:name="P6" style:family="paragraph" style:parent-style-name="Heading_20_3">
      <style:text-properties officeooo:paragraph-rsid="0016ff30"/>
    </style:style>
    <style:style style:name="P7" style:family="paragraph" style:parent-style-name="Preformatted_20_Text" style:list-style-name="L3"/>
    <style:style style:name="P8" style:family="paragraph" style:parent-style-name="Preformatted_20_Text" style:list-style-name="L3">
      <style:paragraph-properties fo:margin-top="0in" fo:margin-bottom="0.1965in" loext: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1">
      <style:paragraph-properties fo:margin-top="0in" fo:margin-bottom="0in" loext:contextual-spacing="false"/>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3">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6">
      <style:paragraph-properties fo:margin-top="0in" fo:margin-bottom="0in" loext:contextual-spacing="false"/>
    </style:style>
    <style:style style:name="P21" style:family="paragraph" style:parent-style-name="Text_20_body" style:list-style-name="L1">
      <style:paragraph-properties fo:margin-top="0in" fo:margin-bottom="0in" loext:contextual-spacing="false"/>
      <style:text-properties officeooo:rsid="00130cf4" officeooo:paragraph-rsid="00130cf4"/>
    </style:style>
    <style:style style:name="P22" style:family="paragraph" style:parent-style-name="Text_20_body" style:list-style-name="L7">
      <style:paragraph-properties fo:margin-top="0in" fo:margin-bottom="0in" loext:contextual-spacing="false"/>
      <style:text-properties officeooo:rsid="00130cf4" officeooo:paragraph-rsid="00130cf4"/>
    </style:style>
    <style:style style:name="P23" style:family="paragraph" style:parent-style-name="Text_20_body" style:list-style-name="L8">
      <style:paragraph-properties fo:margin-top="0in" fo:margin-bottom="0in" loext:contextual-spacing="false"/>
      <style:text-properties officeooo:rsid="00130cf4" officeooo:paragraph-rsid="00130cf4"/>
    </style:style>
    <style:style style:name="P24" style:family="paragraph" style:parent-style-name="Text_20_body" style:list-style-name="L9">
      <style:paragraph-properties fo:margin-top="0in" fo:margin-bottom="0in" loext:contextual-spacing="false"/>
      <style:text-properties officeooo:rsid="00130cf4" officeooo:paragraph-rsid="00130cf4"/>
    </style:style>
    <style:style style:name="P25" style:family="paragraph" style:parent-style-name="Text_20_body" style:list-style-name="L10">
      <style:paragraph-properties fo:margin-top="0in" fo:margin-bottom="0in" loext:contextual-spacing="false"/>
      <style:text-properties officeooo:rsid="0014e6af" officeooo:paragraph-rsid="0014e6af"/>
    </style:style>
    <style:style style:name="P26" style:family="paragraph" style:parent-style-name="Text_20_body" style:list-style-name="L1">
      <style:paragraph-properties fo:margin-top="0in" fo:margin-bottom="0in" loext:contextual-spacing="false"/>
      <style:text-properties officeooo:rsid="0014e6af" officeooo:paragraph-rsid="0014e6af"/>
    </style:style>
    <style:style style:name="P27" style:family="paragraph" style:parent-style-name="Text_20_body" style:list-style-name="L1">
      <style:paragraph-properties fo:margin-top="0in" fo:margin-bottom="0in" loext:contextual-spacing="false"/>
      <style:text-properties officeooo:rsid="0014e6af" officeooo:paragraph-rsid="0016ff30"/>
    </style:style>
    <style:style style:name="P28" style:family="paragraph" style:parent-style-name="Text_20_body" style:list-style-name="L11">
      <style:paragraph-properties fo:margin-top="0in" fo:margin-bottom="0in" loext:contextual-spacing="false"/>
      <style:text-properties officeooo:rsid="0014e6af" officeooo:paragraph-rsid="0014e6af"/>
    </style:style>
    <style:style style:name="P29" style:family="paragraph" style:parent-style-name="Text_20_body" style:list-style-name="L15">
      <style:paragraph-properties fo:margin-top="0in" fo:margin-bottom="0in" loext:contextual-spacing="false"/>
      <style:text-properties officeooo:rsid="0014e6af" officeooo:paragraph-rsid="0016ff30"/>
    </style:style>
    <style:style style:name="P30" style:family="paragraph" style:parent-style-name="Text_20_body" style:list-style-name="L12">
      <style:paragraph-properties fo:margin-top="0in" fo:margin-bottom="0in" loext:contextual-spacing="false"/>
      <style:text-properties officeooo:rsid="00152dfc" officeooo:paragraph-rsid="00152dfc"/>
    </style:style>
    <style:style style:name="P31" style:family="paragraph" style:parent-style-name="Text_20_body" style:list-style-name="L13">
      <style:paragraph-properties fo:margin-top="0in" fo:margin-bottom="0in" loext:contextual-spacing="false"/>
      <style:text-properties officeooo:rsid="00152dfc" officeooo:paragraph-rsid="00152dfc"/>
    </style:style>
    <style:style style:name="P32" style:family="paragraph" style:parent-style-name="Text_20_body" style:list-style-name="L14">
      <style:paragraph-properties fo:margin-top="0in" fo:margin-bottom="0in" loext:contextual-spacing="false"/>
      <style:text-properties officeooo:rsid="00152dfc" officeooo:paragraph-rsid="00152dfc"/>
    </style:style>
    <style:style style:name="P33" style:family="paragraph" style:parent-style-name="Text_20_body" style:list-style-name="L16">
      <style:paragraph-properties fo:margin-top="0in" fo:margin-bottom="0in" loext:contextual-spacing="false"/>
      <style:text-properties officeooo:rsid="00152dfc" officeooo:paragraph-rsid="0016ff30"/>
    </style:style>
    <style:style style:name="P34" style:family="paragraph" style:parent-style-name="Text_20_body" style:list-style-name="L17">
      <style:paragraph-properties fo:margin-top="0in" fo:margin-bottom="0in" loext:contextual-spacing="false"/>
      <style:text-properties officeooo:rsid="00152dfc" officeooo:paragraph-rsid="0016ff30"/>
    </style:style>
    <style:style style:name="P35" style:family="paragraph" style:parent-style-name="Text_20_body" style:list-style-name="L18">
      <style:paragraph-properties fo:margin-top="0in" fo:margin-bottom="0in" loext:contextual-spacing="false"/>
      <style:text-properties officeooo:rsid="00152dfc" officeooo:paragraph-rsid="0016ff30"/>
    </style:style>
    <style:style style:name="P36" style:family="paragraph" style:parent-style-name="Standard">
      <style:text-properties fo:font-size="26pt" fo:font-weight="bold" officeooo:rsid="00122d0c" officeooo:paragraph-rsid="00122d0c" style:font-size-asian="26pt" style:font-weight-asian="bold" style:font-size-complex="26pt" style:font-weight-complex="bold"/>
    </style:style>
    <style:style style:name="P37" style:family="paragraph" style:parent-style-name="Standard">
      <style:paragraph-properties fo:break-before="page"/>
      <style:text-properties fo:font-size="26pt" fo:font-weight="bold" officeooo:rsid="0014e6af" officeooo:paragraph-rsid="0014e6af" style:font-size-asian="26pt" style:font-weight-asian="bold" style:font-size-complex="26pt" style:font-weight-complex="bold"/>
    </style:style>
    <style:style style:name="P38" style:family="paragraph" style:parent-style-name="Standard">
      <style:paragraph-properties fo:break-before="page"/>
      <style:text-properties fo:font-size="26pt" fo:font-weight="bold" officeooo:rsid="0016ff30" officeooo:paragraph-rsid="0016ff30" style:font-size-asian="26pt" style:font-weight-asian="bold" style:font-size-complex="26pt" style:font-weight-complex="bold"/>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6pt" fo:font-weight="bold" officeooo:rsid="00122d0c" style:font-size-asian="26pt" style:font-weight-asian="bold" style:font-size-complex="26pt" style:font-weight-complex="bold"/>
    </style:style>
    <style:style style:name="T3" style:family="text">
      <style:text-properties officeooo:rsid="00130cf4"/>
    </style:style>
    <style:style style:name="T4" style:family="text">
      <style:text-properties officeooo:rsid="0014e6af"/>
    </style:style>
    <style:style style:name="T5" style:family="text">
      <style:text-properties officeooo:rsid="0016ff3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ecuencia de booteo</text:p>
      <text:h text:style-name="Heading_20_3" text:outline-level="3">1. BIOS</text:h>
      <text:list xml:id="list273041159" text:style-name="L1">
        <text:list-item>
          <text:p text:style-name="P15">BIOS stands for Basic Input/Output System </text:p>
        </text:list-item>
        <text:list-item>
          <text:p text:style-name="P15">Performs some system integrity checks </text:p>
        </text:list-item>
        <text:list-item>
          <text:p text:style-name="P15">Searches, loads, and executes the boot loader program. </text:p>
        </text:list-item>
        <text:list-item>
          <text:p text:style-name="P15">It looks for boot loader in floppy, cd-rom, or hard drive. You can press a key (typically F12 of F2, but it depends on your system) during the BIOS startup to change the boot sequence. </text:p>
        </text:list-item>
        <text:list-item>
          <text:p text:style-name="P15">Once the boot loader program is detected and loaded into the memory, BIOS gives the control to it. </text:p>
        </text:list-item>
        <text:list-item>
          <text:p text:style-name="P9">So, in simple terms BIOS loads and executes the MBR boot loader. </text:p>
        </text:list-item>
      </text:list>
      <text:h text:style-name="Heading_20_3" text:outline-level="3">2. MBR</text:h>
      <text:list xml:id="list1924877995" text:style-name="L2">
        <text:list-item>
          <text:p text:style-name="P16">MBR stands for Master Boot Record. </text:p>
        </text:list-item>
        <text:list-item>
          <text:p text:style-name="P16">It is located in the 1st sector of the bootable disk. Typically /dev/hda, or /dev/sda </text:p>
        </text:list-item>
        <text:list-item>
          <text:p text:style-name="P16">MBR is less than 512 bytes in size. This has three components 1) primary boot loader info in 1st 446 bytes 2) partition table info in next 64 bytes 3) mbr validation check in last 2 bytes. </text:p>
        </text:list-item>
        <text:list-item>
          <text:p text:style-name="P16">It contains information about GRUB (or LILO in old systems). </text:p>
        </text:list-item>
        <text:list-item>
          <text:p text:style-name="P10">So, in simple terms MBR loads and executes the GRUB boot loader. </text:p>
        </text:list-item>
      </text:list>
      <text:h text:style-name="Heading_20_3" text:outline-level="3">3. GRUB</text:h>
      <text:list xml:id="list3643075049" text:style-name="L3">
        <text:list-item>
          <text:p text:style-name="P17">GRUB stands for Grand Unified Bootloader. </text:p>
        </text:list-item>
        <text:list-item>
          <text:p text:style-name="P17">If you have multiple kernel images installed on your system, you can choose which one to be executed. </text:p>
        </text:list-item>
        <text:list-item>
          <text:p text:style-name="P17">GRUB displays a splash screen, waits for few seconds, if you don’t enter anything, it loads the default kernel image as specified in the grub configuration file. </text:p>
        </text:list-item>
        <text:list-item>
          <text:p text:style-name="P17">GRUB has the knowledge of the filesystem (the older Linux loader LILO didn’t understand filesystem). </text:p>
        </text:list-item>
        <text:list-item>
          <text:p text:style-name="P11">Grub configuration file is /boot/grub/grub.conf (/etc/grub.conf is a link to this). The following is sample grub.conf of CentOS. </text:p>
          <text:p text:style-name="P7">#boot=/dev/sda</text:p>
          <text:p text:style-name="P7">default=0</text:p>
          <text:p text:style-name="P7">timeout=5</text:p>
          <text:p text:style-name="P7">splashimage=(hd0,0)/boot/grub/splash.xpm.gz</text:p>
          <text:p text:style-name="P7">hiddenmenu</text:p>
          <text:p text:style-name="P7">title CentOS (2.6.18-194.el5PAE)</text:p>
          <text:p text:style-name="P7"><text:s text:c="10"/>root (hd0,0)</text:p>
          <text:p text:style-name="P7"><text:s text:c="10"/>kernel /boot/vmlinuz-2.6.18-194.el5PAE ro root=LABEL=/</text:p>
          <text:p text:style-name="P8"><text:s text:c="10"/>initrd /boot/initrd-2.6.18-194.el5PAE.img</text:p>
        </text:list-item>
        <text:list-item>
          <text:p text:style-name="P17">As you notice from the above info, it contains kernel and initrd image. </text:p>
        </text:list-item>
        <text:list-item>
          <text:p text:style-name="P11">So, in simple terms GRUB just loads and executes Kernel and initrd images. </text:p>
        </text:list-item>
      </text:list>
      <text:h text:style-name="Heading_20_3" text:outline-level="3"><text:soft-page-break/>4. Kernel</text:h>
      <text:list xml:id="list1931173058" text:style-name="L4">
        <text:list-item>
          <text:p text:style-name="P18">Mounts the root file system as specified in the “root=” in grub.conf </text:p>
        </text:list-item>
        <text:list-item>
          <text:p text:style-name="P18">Kernel executes the /sbin/init program </text:p>
        </text:list-item>
        <text:list-item>
          <text:p text:style-name="P18">Since init was the 1st program to be executed by Linux Kernel, it has the process id (PID) of 1. Do a ‘ps -ef | grep init’ and check the pid. </text:p>
        </text:list-item>
        <text:list-item>
          <text:p text:style-name="P18">initrd stands for Initial RAM Disk. </text:p>
        </text:list-item>
        <text:list-item>
          <text:p text:style-name="P12">initrd is used by kernel as temporary root file system until kernel is booted and the real root file system is mounted. It also contains necessary drivers compiled inside, which helps it to access the hard drive partitions, and other hardware. </text:p>
        </text:list-item>
      </text:list>
      <text:h text:style-name="Heading_20_3" text:outline-level="3">5. Init</text:h>
      <text:list xml:id="list2461114895" text:style-name="L5">
        <text:list-item>
          <text:p text:style-name="P19">Looks at the /etc/inittab file to decide the Linux run level. </text:p>
        </text:list-item>
        <text:list-item>
          <text:p text:style-name="P19">Following are the available run levels </text:p>
          <text:list>
            <text:list-item>
              <text:p text:style-name="P19">0 – halt </text:p>
            </text:list-item>
            <text:list-item>
              <text:p text:style-name="P19">1 – Single user mode </text:p>
            </text:list-item>
            <text:list-item>
              <text:p text:style-name="P19">2 – Multiuser, without NFS </text:p>
            </text:list-item>
            <text:list-item>
              <text:p text:style-name="P19">3 – Full multiuser mode </text:p>
            </text:list-item>
            <text:list-item>
              <text:p text:style-name="P19">4 – unused </text:p>
            </text:list-item>
            <text:list-item>
              <text:p text:style-name="P19">5 – X11 </text:p>
            </text:list-item>
            <text:list-item>
              <text:p text:style-name="P19">6 – reboot </text:p>
            </text:list-item>
          </text:list>
        </text:list-item>
        <text:list-item>
          <text:p text:style-name="P19">Init identifies the default initlevel from /etc/inittab and uses that to load all appropriate program. </text:p>
        </text:list-item>
        <text:list-item>
          <text:p text:style-name="P19">Execute ‘grep initdefault /etc/inittab’ on your system to identify the default run level </text:p>
        </text:list-item>
        <text:list-item>
          <text:p text:style-name="P19">If you want to get into trouble, you can set the default run level to 0 or 6. Since you know what 0 and 6 means, probably you might not do that. </text:p>
        </text:list-item>
        <text:list-item>
          <text:p text:style-name="P13">Typically you would set the default run level to either 3 or 5. </text:p>
        </text:list-item>
      </text:list>
      <text:h text:style-name="Heading_20_3" text:outline-level="3">6. Runlevel programs</text:h>
      <text:list xml:id="list1621038832" text:style-name="L6">
        <text:list-item>
          <text:p text:style-name="P20">When the Linux system is booting up, you might see various services getting started. For example, it might say “starting sendmail …. OK”. Those are the runlevel programs, executed from the run level directory as defined by your run level. </text:p>
        </text:list-item>
        <text:list-item>
          <text:p text:style-name="P20">Depending on your default init level setting, the system will execute the programs from one of the following directories. </text:p>
          <text:list>
            <text:list-item>
              <text:p text:style-name="P20">Run level 0 – /etc/rc.d/rc0.d/ </text:p>
            </text:list-item>
            <text:list-item>
              <text:p text:style-name="P20">Run level 1 – /etc/rc.d/rc1.d/ </text:p>
            </text:list-item>
            <text:list-item>
              <text:p text:style-name="P20">Run level 2 – /etc/rc.d/rc2.d/ </text:p>
            </text:list-item>
            <text:list-item>
              <text:p text:style-name="P20">Run level 3 – /etc/rc.d/rc3.d/ </text:p>
            </text:list-item>
            <text:list-item>
              <text:p text:style-name="P20">Run level 4 – /etc/rc.d/rc4.d/ </text:p>
            </text:list-item>
            <text:list-item>
              <text:p text:style-name="P20">Run level 5 – /etc/rc.d/rc5.d/ </text:p>
            </text:list-item>
            <text:list-item>
              <text:p text:style-name="P20">Run level 6 – /etc/rc.d/rc6.d/ </text:p>
            </text:list-item>
          </text:list>
        </text:list-item>
        <text:list-item>
          <text:p text:style-name="P20"><text:soft-page-break/>Please note that there are also symbolic links available for these directory under /etc directly. So, /etc/rc0.d is linked to /etc/rc.d/rc0.d. </text:p>
        </text:list-item>
        <text:list-item>
          <text:p text:style-name="P20">Under the /etc/rc.d/rc*.d/ directories, you would see programs that start with S and K. </text:p>
        </text:list-item>
        <text:list-item>
          <text:p text:style-name="P20">Programs starts with S are used during startup. S for startup. </text:p>
        </text:list-item>
        <text:list-item>
          <text:p text:style-name="P20">Programs starts with K are used during shutdown. K for kill. </text:p>
        </text:list-item>
        <text:list-item>
          <text:p text:style-name="P20">There are numbers right next to S and K in the program names. Those are the sequence number in which the programs should be started or killed. </text:p>
        </text:list-item>
        <text:list-item>
          <text:p text:style-name="P14">For example, S12syslog is to start the syslog deamon, which has the sequence number of 12. S80sendmail is to start the sendmail daemon, which has the sequence number of 80. So, syslog program will be started before sendmail. </text:p>
        </text:list-item>
      </text:list>
      <text:p text:style-name="Standard"/>
      <text:p text:style-name="P1"><text:span text:style-name="T2">S</text:span><text:span text:style-name="T1">hell, bash, dash, etc...</text:span></text:p>
      <text:h text:style-name="P4" text:outline-level="3">1. <text:span text:style-name="T3">Shell</text:span></text:h>
      <text:list xml:id="list211252662979399" text:continue-list="list273041159" text:style-name="L1">
        <text:list-item>
          <text:p text:style-name="P21">Shell Command Language is a programming language described by the POSIX standard</text:p>
        </text:list-item>
      </text:list>
      <text:h text:style-name="P4" text:outline-level="3">2. <text:span text:style-name="T3">Posix</text:span></text:h>
      <text:list xml:id="list2688204720" text:style-name="L7">
        <text:list-item>
          <text:p text:style-name="P22">POSIX (acrónimo de Portable Operating System Interface, y X viene de UNIX como seña de identidad de la API) es una norma escrita por la IEEE, que define una interfaz estándar del sistema operativo y el entorno, incluyendo un intérprete de comandos (o "shell").</text:p>
        </text:list-item>
      </text:list>
      <text:h text:style-name="P4" text:outline-level="3">3. <text:span text:style-name="T3">Interpretes</text:span></text:h>
      <text:list xml:id="list828821479" text:style-name="L8">
        <text:list-item>
          <text:p text:style-name="P23">In computing, a command-line interpreter, or command language interpreter,</text:p>
        </text:list-item>
      </text:list>
      <text:h text:style-name="P4" text:outline-level="3">4. <text:span text:style-name="T3">Examples</text:span></text:h>
      <text:list xml:id="list1383881170" text:style-name="L9">
        <text:list-item>
          <text:p text:style-name="P24">Bash</text:p>
        </text:list-item>
        <text:list-item>
          <text:p text:style-name="P24">Dash (lightweight debian lover!!)</text:p>
        </text:list-item>
        <text:list-item>
          <text:p text:style-name="P24">CMD (windows)</text:p>
        </text:list-item>
        <text:list-item>
          <text:p text:style-name="P24">Windows powershell</text:p>
        </text:list-item>
        <text:list-item>
          <text:p text:style-name="P24">MSDOS</text:p>
        </text:list-item>
      </text:list>
      <text:h text:style-name="P4" text:outline-level="3">5. <text:span text:style-name="T4">Ver cuál tienen</text:span></text:h>
      <text:list xml:id="list4138284258" text:style-name="L10">
        <text:list-item>
          <text:p text:style-name="P25">Echo $0</text:p>
        </text:list-item>
        <text:list-item>
          <text:p text:style-name="P25">Echo $SHELL</text:p>
        </text:list-item>
      </text:list>
      <text:p text:style-name="P37">Terminal emulators</text:p>
      <text:h text:style-name="P5" text:outline-level="3">1. <text:span text:style-name="T4">Terminator</text:span></text:h>
      <text:list xml:id="list211252630113692" text:continue-list="list211252662979399" text:style-name="L1">
        <text:list-item>
          <text:p text:style-name="P26">Multiples instancias de shell</text:p>
        </text:list-item>
      </text:list>
      <text:h text:style-name="P5" text:outline-level="3">2. <text:span text:style-name="T4">GNOME terminal</text:span></text:h>
      <text:list xml:id="list812821383" text:style-name="L11">
        <text:list-item>
          <text:p text:style-name="P28">El clásico</text:p>
        </text:list-item>
      </text:list>
      <text:h text:style-name="P5" text:outline-level="3">3. <text:span text:style-name="T4">Xterm</text:span></text:h>
      <text:list xml:id="list2689414165" text:style-name="L12">
        <text:list-item>
          <text:p text:style-name="P30">Otra bastante conocida <text:span text:style-name="T5">con ventaja de poder usar utf</text:span></text:p>
        </text:list-item>
      </text:list>
      <text:h text:style-name="P5" text:outline-level="3">4. <text:span text:style-name="T4">Terminology</text:span></text:h>
      <text:list xml:id="list3707877175" text:style-name="L13">
        <text:list-item>
          <text:p text:style-name="P31">Muchas funciones como visualizar imagenes y videos directo desde terminal y cosas medio raras (Terminator en esteroides).</text:p>
        </text:list-item>
      </text:list>
      <text:h text:style-name="P5" text:outline-level="3">5. <text:span text:style-name="T4">Lily Term</text:span></text:h>
      <text:list xml:id="list4238726584" text:style-name="L14">
        <text:list-item>
          <text:p text:style-name="P32">Minimalista y ligera</text:p>
        </text:list-item>
      </text:list>
      <text:p text:style-name="P2"/>
      <text:p text:style-name="P38">Comandos</text:p>
      <text:h text:style-name="P6" text:outline-level="3">1. </text:h>
      <text:list xml:id="list211252872289971" text:continue-list="list211252630113692" text:style-name="L1">
        <text:list-item>
          <text:p text:style-name="P27">Multiples instancias de shell</text:p>
        </text:list-item>
      </text:list>
      <text:h text:style-name="P6" text:outline-level="3">2. </text:h>
      <text:list xml:id="list648309475" text:style-name="L15">
        <text:list-item>
          <text:p text:style-name="P29">El clásico</text:p>
        </text:list-item>
      </text:list>
      <text:h text:style-name="P6" text:outline-level="3">3. </text:h>
      <text:list xml:id="list2996561838" text:style-name="L16">
        <text:list-item>
          <text:p text:style-name="P33">Otra bastante conocida <text:span text:style-name="T5">con ventaja de poder usar utf</text:span></text:p>
        </text:list-item>
      </text:list>
      <text:h text:style-name="P6" text:outline-level="3">4. </text:h>
      <text:list xml:id="list2014126868" text:style-name="L17">
        <text:list-item>
          <text:p text:style-name="P34">Muchas funciones como visualizar imagenes y videos directo desde terminal y cosas medio raras (Terminator en esteroides).</text:p>
        </text:list-item>
      </text:list>
      <text:h text:style-name="P6" text:outline-level="3">5. </text:h>
      <text:list xml:id="list3225176925" text:style-name="L18">
        <text:list-item>
          <text:p text:style-name="P35">Minimalista y ligera</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00:11.898049168</meta:creation-date>
    <dc:date>2019-01-10T21:12:51.074622639</dc:date>
    <meta:editing-duration>PT2H21M40S</meta:editing-duration>
    <meta:editing-cycles>3</meta:editing-cycles>
    <meta:generator>LibreOffice/6.0.7.3$Linux_X86_64 LibreOffice_project/00m0$Build-3</meta:generator>
    <meta:document-statistic meta:table-count="0" meta:image-count="0" meta:object-count="0" meta:page-count="6" meta:paragraph-count="105" meta:word-count="985" meta:character-count="5614" meta:non-whitespace-character-count="4714"/>
  </office:meta>
</office:document-meta>
</file>